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c12" officeooo:paragraph-rsid="0018ac12"/>
    </style:style>
    <style:style style:name="T1" style:family="text">
      <style:text-properties style:font-name="Liberation Mono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9900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fo:color="#009900" style:font-name="DejaVu San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dt2txt</text:span> can convert <text:span text:style-name="T2">ODT</text:span> files … <text:span text:style-name="T5">SUCC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0:50:37.134506492</meta:creation-date>
    <dc:date>2014-11-21T10:52:13.344951545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9" meta:non-whitespace-character-count="33"/>
    <meta:generator>LibreOffice/4.2.7.2$Linux_X86_64 LibreOffice_project/420m0$Build-2</meta:generator>
  </office:meta>
</office:document-meta>
</file>